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8">
      <number:scientific-number number:decimal-places="14" number:min-decimal-places="14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1:23:26.529000000</meta:creation-date>
    <dc:date>2021-08-30T14:18:56.402000000</dc:date>
    <meta:editing-duration>PT1H13M19S</meta:editing-duration>
    <meta:editing-cycles>2</meta:editing-cycles>
    <meta:generator>LibreOffice/7.0.4.2$Windows_X86_64 LibreOffice_project/dcf040e67528d9187c66b2379df5ea4407429775</meta:generator>
    <meta:document-statistic meta:table-count="1" meta:cell-count="18" meta:object-count="0"/>
  </office:meta>
</office:document-meta>
</file>